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65in"/>
    </style:style>
    <style:style style:name="co2" style:family="table-column">
      <style:table-column-properties fo:break-before="auto" style:column-width="2.8236in"/>
    </style:style>
    <style:style style:name="co3" style:family="table-column">
      <style:table-column-properties fo:break-before="auto" style:column-width="1.7957in"/>
    </style:style>
    <style:style style:name="co4" style:family="table-column">
      <style:table-column-properties fo:break-before="auto" style:column-width="1.5811in"/>
    </style:style>
    <style:style style:name="co5" style:family="table-column">
      <style:table-column-properties fo:break-before="auto" style:column-width="1.6618in"/>
    </style:style>
    <style:style style:name="co6" style:family="table-column">
      <style:table-column-properties fo:break-before="auto" style:column-width="1.7555in"/>
    </style:style>
    <style:style style:name="co7" style:family="table-column">
      <style:table-column-properties fo:break-before="auto" style:column-width="1.7425in"/>
    </style:style>
    <style:style style:name="co8" style:family="table-column">
      <style:table-column-properties fo:break-before="auto" style:column-width="1.7291in"/>
    </style:style>
    <style:style style:name="co9" style:family="table-column">
      <style:table-column-properties fo:break-before="auto" style:column-width="1.5953in"/>
    </style:style>
    <style:style style:name="co10" style:family="table-column">
      <style:table-column-properties fo:break-before="auto" style:column-width="1.6217in"/>
    </style:style>
    <style:style style:name="co11" style:family="table-column">
      <style:table-column-properties fo:break-before="auto" style:column-width="1.0602in"/>
    </style:style>
    <style:style style:name="co12" style:family="table-column">
      <style:table-column-properties fo:break-before="auto" style:column-width="0.889in"/>
    </style:style>
    <style:style style:name="ro1" style:family="table-row">
      <style:table-row-properties style:row-height="0.6992in" fo:break-before="auto" style:use-optimal-row-height="false"/>
    </style:style>
    <style:style style:name="ro2" style:family="table-row">
      <style:table-row-properties style:row-height="0.3in" fo:break-before="auto" style:use-optimal-row-height="false"/>
    </style:style>
    <style:style style:name="ro3" style:family="table-row">
      <style:table-row-properties style:row-height="0.6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office:automatic-styles>
  <office:body>
    <office:spreadsheet>
      <table:calculation-settings table:automatic-find-labels="false" table:use-regular-expressions="false" table:use-wildcards="true"/>
      <table:table table:name="similarity_ma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6371" table:default-cell-style-name="Default"/>
        <table:table-row table:style-name="ro1">
          <table:table-cell table:style-name="ce1" table:number-columns-repeated="2"/>
          <table:table-cell table:style-name="ce1" office:value-type="string" calcext:value-type="string">
            <text:p>Coldplay - JUPiTER (Official Lyric Visualiser)</text:p>
          </table:table-cell>
          <table:table-cell table:style-name="ce1" office:value-type="string" calcext:value-type="string">
            <text:p>New TVS Jupiter Walkaround | Gagan Choudhary</text:p>
          </table:table-cell>
          <table:table-cell table:style-name="ce1" office:value-type="string" calcext:value-type="string">
            <text:p>Thoughts about the new Jupiter 110?</text:p>
          </table:table-cell>
          <table:table-cell table:style-name="ce1" office:value-type="string" calcext:value-type="string">
            <text:p>You can see Jupiter!</text:p>
          </table:table-cell>
          <table:table-cell table:style-name="ce1" office:value-type="string" calcext:value-type="string">
            <text:p>The Largest Planet In The Universe</text:p>
          </table:table-cell>
          <table:table-cell table:style-name="ce1" office:value-type="string" calcext:value-type="string">
            <text:p>Jupiter vs Saturn vs Earth</text:p>
          </table:table-cell>
          <table:table-cell table:style-name="ce1" office:value-type="string" calcext:value-type="string">
            <text:p>Jupiters Giant Red Spot is Acting Strange!</text:p>
          </table:table-cell>
          <table:table-cell table:style-name="ce1" office:value-type="string" calcext:value-type="string">
            <text:p>The Biggest Exoplanets vs Sun vs Jupiter: Size Comparison (2024)</text:p>
          </table:table-cell>
          <table:table-cell table:style-name="ce1" office:value-type="string" calcext:value-type="string">
            <text:p>What is YOUR first impression of the new TVS Jupiter?</text:p>
          </table:table-cell>
          <table:table-cell table:style-name="ce1" office:value-type="string" calcext:value-type="string">
            <text:p>The Great Red Spot! Red Spot on Jupiter? Why is there a Red Spot on Jupiter?</text:p>
          </table:table-cell>
          <table:table-cell table:style-name="ce1" table:number-columns-repeated="16372"/>
        </table:table-row>
        <table:table-row table:style-name="ro2">
          <table:table-cell table:style-name="ce2" table:number-columns-repeated="2"/>
          <table:table-cell table:style-name="ce2" office:value-type="string" calcext:value-type="string">
            <text:p>https://www.youtube.com/watch?v=07Pmjxhuo4k</text:p>
          </table:table-cell>
          <table:table-cell table:style-name="ce2" office:value-type="string" calcext:value-type="string">
            <text:p>https://www.youtube.com/watch?v=XWVBBPcxoZE</text:p>
          </table:table-cell>
          <table:table-cell table:style-name="ce2" office:value-type="string" calcext:value-type="string">
            <text:p>https://www.youtube.com/watch?v=MHj0dksesho</text:p>
          </table:table-cell>
          <table:table-cell table:style-name="ce2" office:value-type="string" calcext:value-type="string">
            <text:p>https://www.youtube.com/watch?v=FZJ5w3xHrAc</text:p>
          </table:table-cell>
          <table:table-cell table:style-name="ce2" office:value-type="string" calcext:value-type="string">
            <text:p>https://www.youtube.com/watch?v=zmWcR-Mj2QQ</text:p>
          </table:table-cell>
          <table:table-cell table:style-name="ce2" office:value-type="string" calcext:value-type="string">
            <text:p>https://www.youtube.com/watch?v=O_KjT2pRO8c</text:p>
          </table:table-cell>
          <table:table-cell table:style-name="ce2" office:value-type="string" calcext:value-type="string">
            <text:p>https://www.youtube.com/watch?v=TDq3-wmihw4</text:p>
          </table:table-cell>
          <table:table-cell table:style-name="ce2" office:value-type="string" calcext:value-type="string">
            <text:p>https://www.youtube.com/watch?v=4gOMLNG6wUE</text:p>
          </table:table-cell>
          <table:table-cell table:style-name="ce2" office:value-type="string" calcext:value-type="string">
            <text:p>https://www.youtube.com/watch?v=czrgVVRPzJY</text:p>
          </table:table-cell>
          <table:table-cell table:style-name="ce2" office:value-type="string" calcext:value-type="string">
            <text:p>https://www.youtube.com/watch?v=LmnRH4aWaug</text:p>
          </table:table-cell>
          <table:table-cell table:style-name="ce2" table:number-columns-repeated="16372"/>
        </table:table-row>
        <table:table-row table:style-name="ro3">
          <table:table-cell office:value-type="string" calcext:value-type="string">
            <text:p>07Pmjxhuo4k</text:p>
          </table:table-cell>
          <table:table-cell table:style-name="ce1" office:value-type="string" calcext:value-type="string">
            <text:p>The text is about a person struggling with their identity and self-acceptance, but ultimately finding the message to never give up on love.</text:p>
          </table:table-cell>
          <table:table-cell table:style-name="ce3" office:value-type="float" office:value="0" calcext:value-type="float">
            <text:p>0</text:p>
          </table:table-cell>
          <table:table-cell table:style-name="ce3" office:value-type="float" office:value="0.355926369726119" calcext:value-type="float">
            <text:p>0.355926369726119</text:p>
          </table:table-cell>
          <table:table-cell table:style-name="ce3" office:value-type="float" office:value="0.309326994441201" calcext:value-type="float">
            <text:p>0.309326994441201</text:p>
          </table:table-cell>
          <table:table-cell table:style-name="ce3" office:value-type="float" office:value="0.365647415951622" calcext:value-type="float">
            <text:p>0.365647415951622</text:p>
          </table:table-cell>
          <table:table-cell table:style-name="ce3" office:value-type="float" office:value="0.296078562941072" calcext:value-type="float">
            <text:p>0.296078562941072</text:p>
          </table:table-cell>
          <table:table-cell table:style-name="ce3" office:value-type="float" office:value="0.545265745642835" calcext:value-type="float">
            <text:p>0.545265745642835</text:p>
          </table:table-cell>
          <table:table-cell table:style-name="ce3" office:value-type="float" office:value="0.366163842787532" calcext:value-type="float">
            <text:p>0.366163842787532</text:p>
          </table:table-cell>
          <table:table-cell table:style-name="ce3" office:value-type="float" office:value="0.51186527369011" calcext:value-type="float">
            <text:p>0.51186527369011</text:p>
          </table:table-cell>
          <table:table-cell table:style-name="ce3" office:value-type="float" office:value="0.26729153904723" calcext:value-type="float">
            <text:p>0.26729153904723</text:p>
          </table:table-cell>
          <table:table-cell table:style-name="ce3" office:value-type="float" office:value="0.605012082138411" calcext:value-type="float">
            <text:p>0.605012082138411</text:p>
          </table:table-cell>
          <table:table-cell table:number-columns-repeated="16372"/>
        </table:table-row>
        <table:table-row table:style-name="ro3">
          <table:table-cell office:value-type="string" calcext:value-type="string">
            <text:p>XWVBBPcxoZE</text:p>
          </table:table-cell>
          <table:table-cell table:style-name="ce1" office:value-type="string" calcext:value-type="string">
            <text:p>Gagan introduces the new TVS Jupiter in a detailed walkaround, highlighting changes in the design, engine, and features. He also mentions that he will provide his opinion on the scooter in a separate video on the 24th.</text:p>
          </table:table-cell>
          <table:table-cell table:number-columns-repeated="2" table:style-name="ce3" office:value-type="float" office:value="0" calcext:value-type="float">
            <text:p>0</text:p>
          </table:table-cell>
          <table:table-cell table:style-name="ce3" office:value-type="float" office:value="0.480701979995506" calcext:value-type="float">
            <text:p>0.480701979995506</text:p>
          </table:table-cell>
          <table:table-cell table:style-name="ce3" office:value-type="float" office:value="0.592241520876276" calcext:value-type="float">
            <text:p>0.592241520876276</text:p>
          </table:table-cell>
          <table:table-cell table:style-name="ce3" office:value-type="float" office:value="0.509857827103639" calcext:value-type="float">
            <text:p>0.509857827103639</text:p>
          </table:table-cell>
          <table:table-cell table:style-name="ce3" office:value-type="float" office:value="0.353246434538885" calcext:value-type="float">
            <text:p>0.353246434538885</text:p>
          </table:table-cell>
          <table:table-cell table:style-name="ce3" office:value-type="float" office:value="0.490541588506434" calcext:value-type="float">
            <text:p>0.490541588506434</text:p>
          </table:table-cell>
          <table:table-cell table:style-name="ce3" office:value-type="float" office:value="0.36318180283953" calcext:value-type="float">
            <text:p>0.36318180283953</text:p>
          </table:table-cell>
          <table:table-cell table:style-name="ce3" office:value-type="float" office:value="0.636557798579748" calcext:value-type="float">
            <text:p>0.636557798579748</text:p>
          </table:table-cell>
          <table:table-cell table:style-name="ce3" office:value-type="float" office:value="0.398246280006532" calcext:value-type="float">
            <text:p>0.398246280006532</text:p>
          </table:table-cell>
          <table:table-cell table:number-columns-repeated="16372"/>
        </table:table-row>
        <table:table-row table:style-name="ro3">
          <table:table-cell office:value-type="string" calcext:value-type="string">
            <text:p>MHj0dksesho</text:p>
          </table:table-cell>
          <table:table-cell table:style-name="ce1" office:value-type="string" calcext:value-type="string">
            <text:p>The new Jitter 110 has a bigger seat and handlebar, making it comfortable for taller riders but potentially challenging for shorter riders. The legroom and overall comfort are good for most riders.</text:p>
          </table:table-cell>
          <table:table-cell table:number-columns-repeated="3" table:style-name="ce3" office:value-type="float" office:value="0" calcext:value-type="float">
            <text:p>0</text:p>
          </table:table-cell>
          <table:table-cell table:style-name="ce3" office:value-type="float" office:value="0.376275501176139" calcext:value-type="float">
            <text:p>0.376275501176139</text:p>
          </table:table-cell>
          <table:table-cell table:style-name="ce3" office:value-type="float" office:value="0.353960837562101" calcext:value-type="float">
            <text:p>0.353960837562101</text:p>
          </table:table-cell>
          <table:table-cell table:style-name="ce3" office:value-type="float" office:value="0.31983039721859" calcext:value-type="float">
            <text:p>0.31983039721859</text:p>
          </table:table-cell>
          <table:table-cell table:style-name="ce3" office:value-type="float" office:value="0.391449008876634" calcext:value-type="float">
            <text:p>0.391449008876634</text:p>
          </table:table-cell>
          <table:table-cell table:style-name="ce3" office:value-type="float" office:value="0.33778342911721" calcext:value-type="float">
            <text:p>0.33778342911721</text:p>
          </table:table-cell>
          <table:table-cell table:style-name="ce3" office:value-type="float" office:value="0.612748717636055" calcext:value-type="float">
            <text:p>0.612748717636055</text:p>
          </table:table-cell>
          <table:table-cell table:style-name="ce3" office:value-type="float" office:value="0.391019375794276" calcext:value-type="float">
            <text:p>0.391019375794276</text:p>
          </table:table-cell>
          <table:table-cell table:number-columns-repeated="16372"/>
        </table:table-row>
        <table:table-row table:style-name="ro3">
          <table:table-cell office:value-type="string" calcext:value-type="string">
            <text:p>FZJ5w3xHrAc</text:p>
          </table:table-cell>
          <table:table-cell table:style-name="ce1" office:value-type="string" calcext:value-type="string">
            <text:p>Jupiter will be closer to Earth than it has been in 59 years, and the speaker plans to point a dynamic laser at it. It will be slightly brighter than usual, and the speaker thinks it's pretty cool.</text:p>
          </table:table-cell>
          <table:table-cell table:number-columns-repeated="4" table:style-name="ce3" office:value-type="float" office:value="0" calcext:value-type="float">
            <text:p>0</text:p>
          </table:table-cell>
          <table:table-cell table:style-name="ce3" office:value-type="float" office:value="0.643673009834913" calcext:value-type="float">
            <text:p>0.643673009834913</text:p>
          </table:table-cell>
          <table:table-cell table:style-name="ce3" office:value-type="float" office:value="0.366245859554129" calcext:value-type="float">
            <text:p>0.366245859554129</text:p>
          </table:table-cell>
          <table:table-cell table:style-name="ce3" office:value-type="float" office:value="0.659025818103154" calcext:value-type="float">
            <text:p>0.659025818103154</text:p>
          </table:table-cell>
          <table:table-cell table:style-name="ce3" office:value-type="float" office:value="0.369790180580734" calcext:value-type="float">
            <text:p>0.369790180580734</text:p>
          </table:table-cell>
          <table:table-cell table:style-name="ce3" office:value-type="float" office:value="0.422456903941415" calcext:value-type="float">
            <text:p>0.422456903941415</text:p>
          </table:table-cell>
          <table:table-cell table:style-name="ce3" office:value-type="float" office:value="0.407446515274433" calcext:value-type="float">
            <text:p>0.407446515274433</text:p>
          </table:table-cell>
          <table:table-cell table:number-columns-repeated="16372"/>
        </table:table-row>
        <table:table-row table:style-name="ro3">
          <table:table-cell office:value-type="string" calcext:value-type="string">
            <text:p>zmWcR-Mj2QQ</text:p>
          </table:table-cell>
          <table:table-cell table:style-name="ce1" office:value-type="string" calcext:value-type="string">
            <text:p>Jupiter is the largest planet in our solar system, so big that all the other planets could fit inside it. The largest exoplanet, hd100546b, is a gas giant with a mass of 752 Jupiters and a radius of 300,000 miles, located about 358 light years from Earth.</text:p>
          </table:table-cell>
          <table:table-cell table:number-columns-repeated="5" table:style-name="ce3" office:value-type="float" office:value="0" calcext:value-type="float">
            <text:p>0</text:p>
          </table:table-cell>
          <table:table-cell table:style-name="ce3" office:value-type="float" office:value="0.286063611252056" calcext:value-type="float">
            <text:p>0.286063611252056</text:p>
          </table:table-cell>
          <table:table-cell table:style-name="ce3" office:value-type="float" office:value="0.649085212815125" calcext:value-type="float">
            <text:p>0.649085212815125</text:p>
          </table:table-cell>
          <table:table-cell table:style-name="ce3" office:value-type="float" office:value="0.247049441401985" calcext:value-type="float">
            <text:p>0.247049441401985</text:p>
          </table:table-cell>
          <table:table-cell table:style-name="ce3" office:value-type="float" office:value="0.416090082003318" calcext:value-type="float">
            <text:p>0.416090082003318</text:p>
          </table:table-cell>
          <table:table-cell table:style-name="ce3" office:value-type="float" office:value="0.261262269141597" calcext:value-type="float">
            <text:p>0.261262269141597</text:p>
          </table:table-cell>
          <table:table-cell table:number-columns-repeated="16372"/>
        </table:table-row>
        <table:table-row table:style-name="ro3">
          <table:table-cell office:value-type="string" calcext:value-type="string">
            <text:p>O_KjT2pRO8c</text:p>
          </table:table-cell>
          <table:table-cell table:style-name="ce1" office:value-type="string" calcext:value-type="string">
            <text:p>The text is about music.</text:p>
          </table:table-cell>
          <table:table-cell table:number-columns-repeated="6" table:style-name="ce3" office:value-type="float" office:value="0" calcext:value-type="float">
            <text:p>0</text:p>
          </table:table-cell>
          <table:table-cell table:style-name="ce3" office:value-type="float" office:value="0.347519043405867" calcext:value-type="float">
            <text:p>0.347519043405867</text:p>
          </table:table-cell>
          <table:table-cell table:style-name="ce3" office:value-type="float" office:value="0.799060089883778" calcext:value-type="float">
            <text:p>0.799060089883778</text:p>
          </table:table-cell>
          <table:table-cell table:style-name="ce3" office:value-type="float" office:value="0.301403828714753" calcext:value-type="float">
            <text:p>0.301403828714753</text:p>
          </table:table-cell>
          <table:table-cell table:style-name="ce3" office:value-type="float" office:value="0.853215631227826" calcext:value-type="float">
            <text:p>0.853215631227826</text:p>
          </table:table-cell>
          <table:table-cell table:number-columns-repeated="16372"/>
        </table:table-row>
        <table:table-row table:style-name="ro3">
          <table:table-cell office:value-type="string" calcext:value-type="string">
            <text:p>TDq3-wmihw4</text:p>
          </table:table-cell>
          <table:table-cell table:style-name="ce1" office:value-type="string" calcext:value-type="string">
            <text:p>Jupiter's giant red spot, a storm that has been going on for nearly 360 years, is starting to become more circular, indicating that its wind speeds are speeding up. The cause of the storm and its increased speeds is currently unknown, but it has similar properties to a hurricane on Earth, with a cleared out center almost as big as Earth itself.</text:p>
          </table:table-cell>
          <table:table-cell table:number-columns-repeated="7" table:style-name="ce3" office:value-type="float" office:value="0" calcext:value-type="float">
            <text:p>0</text:p>
          </table:table-cell>
          <table:table-cell table:style-name="ce3" office:value-type="float" office:value="0.322067184425117" calcext:value-type="float">
            <text:p>0.322067184425117</text:p>
          </table:table-cell>
          <table:table-cell table:style-name="ce3" office:value-type="float" office:value="0.438490310254375" calcext:value-type="float">
            <text:p>0.438490310254375</text:p>
          </table:table-cell>
          <table:table-cell table:style-name="ce3" office:value-type="float" office:value="0.396637809127972" calcext:value-type="float">
            <text:p>0.396637809127972</text:p>
          </table:table-cell>
          <table:table-cell table:number-columns-repeated="16372"/>
        </table:table-row>
        <table:table-row table:style-name="ro3">
          <table:table-cell office:value-type="string" calcext:value-type="string">
            <text:p>4gOMLNG6wUE</text:p>
          </table:table-cell>
          <table:table-cell table:style-name="ce1" office:value-type="string" calcext:value-type="string">
            <text:p>The text consists of the words "all right" followed by the sound of music.</text:p>
          </table:table-cell>
          <table:table-cell table:number-columns-repeated="8" table:style-name="ce3" office:value-type="float" office:value="0" calcext:value-type="float">
            <text:p>0</text:p>
          </table:table-cell>
          <table:table-cell table:style-name="ce3" office:value-type="float" office:value="0.279731186022884" calcext:value-type="float">
            <text:p>0.279731186022884</text:p>
          </table:table-cell>
          <table:table-cell table:style-name="ce3" office:value-type="float" office:value="0.797167966589671" calcext:value-type="float">
            <text:p>0.797167966589671</text:p>
          </table:table-cell>
          <table:table-cell table:number-columns-repeated="16372"/>
        </table:table-row>
        <table:table-row table:style-name="ro3">
          <table:table-cell office:value-type="string" calcext:value-type="string">
            <text:p>czrgVVRPzJY</text:p>
          </table:table-cell>
          <table:table-cell table:style-name="ce1" office:value-type="string" calcext:value-type="string">
            <text:p>The new TVs Jupyter 110 has an all new design, color LCD instrument cluster, Bluetooth connectivity, and a 113cc engine with integrated starter generator for more power and better fuel efficiency. It also has a longer seat and 33L of under seat storage. Check back for the first ride report.</text:p>
          </table:table-cell>
          <table:table-cell table:number-columns-repeated="9" table:style-name="ce3" office:value-type="float" office:value="0" calcext:value-type="float">
            <text:p>0</text:p>
          </table:table-cell>
          <table:table-cell table:style-name="ce3" office:value-type="float" office:value="0.327213234054181" calcext:value-type="float">
            <text:p>0.327213234054181</text:p>
          </table:table-cell>
          <table:table-cell table:number-columns-repeated="16372"/>
        </table:table-row>
        <table:table-row table:style-name="ro3">
          <table:table-cell office:value-type="string" calcext:value-type="string">
            <text:p>LmnRH4aWaug</text:p>
          </table:table-cell>
          <table:table-cell table:style-name="ce1" office:value-type="string" calcext:value-type="string">
            <text:p>The text is a brief and repetitive expression of excitement or encouragement related to music.</text:p>
          </table:table-cell>
          <table:table-cell table:number-columns-repeated="10" table:style-name="ce3" office:value-type="float" office:value="0" calcext:value-type="float">
            <text:p>0</text:p>
          </table:table-cell>
          <table:table-cell table:number-columns-repeated="16372"/>
        </table:table-row>
        <table:table-row table:style-name="ro4" table:number-rows-repeated="9">
          <table:table-cell table:number-columns-repeated="16384"/>
        </table:table-row>
        <table:table-row table:style-name="ro4">
          <table:table-cell table:number-columns-repeated="2"/>
          <table:table-cell office:value-type="string" calcext:value-type="string">
            <text:p>07Pmjxhuo4k</text:p>
          </table:table-cell>
          <table:table-cell office:value-type="string" calcext:value-type="string">
            <text:p>XWVBBPcxoZE</text:p>
          </table:table-cell>
          <table:table-cell office:value-type="string" calcext:value-type="string">
            <text:p>MHj0dksesho</text:p>
          </table:table-cell>
          <table:table-cell office:value-type="string" calcext:value-type="string">
            <text:p>FZJ5w3xHrAc</text:p>
          </table:table-cell>
          <table:table-cell office:value-type="string" calcext:value-type="string">
            <text:p>zmWcR-Mj2QQ</text:p>
          </table:table-cell>
          <table:table-cell office:value-type="string" calcext:value-type="string">
            <text:p>O_KjT2pRO8c</text:p>
          </table:table-cell>
          <table:table-cell office:value-type="string" calcext:value-type="string">
            <text:p>TDq3-wmihw4</text:p>
          </table:table-cell>
          <table:table-cell office:value-type="string" calcext:value-type="string">
            <text:p>4gOMLNG6wUE</text:p>
          </table:table-cell>
          <table:table-cell office:value-type="string" calcext:value-type="string">
            <text:p>czrgVVRPzJY</text:p>
          </table:table-cell>
          <table:table-cell office:value-type="string" calcext:value-type="string">
            <text:p>LmnRH4aWaug</text:p>
          </table:table-cell>
          <table:table-cell table:number-columns-repeated="16372"/>
        </table:table-row>
        <table:table-row table:style-name="ro4">
          <table:table-cell office:value-type="string" calcext:value-type="string">
            <text:p>07Pmjxhuo4k</text:p>
          </table:table-cell>
          <table:table-cell/>
          <table:table-cell table:number-columns-repeated="10" table:style-name="ce7" office:value-type="float" office:value="0" calcext:value-type="float">
            <text:p>0</text:p>
          </table:table-cell>
          <table:table-cell table:number-columns-repeated="16372"/>
        </table:table-row>
        <table:table-row table:style-name="ro4">
          <table:table-cell office:value-type="string" calcext:value-type="string">
            <text:p>XWVBBPcxoZE</text:p>
          </table:table-cell>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16372"/>
        </table:table-row>
        <table:table-row table:style-name="ro4">
          <table:table-cell office:value-type="string" calcext:value-type="string">
            <text:p>MHj0dksesho</text:p>
          </table:table-cell>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16372"/>
        </table:table-row>
        <table:table-row table:style-name="ro4">
          <table:table-cell office:value-type="string" calcext:value-type="string">
            <text:p>FZJ5w3xHrAc</text:p>
          </table:table-cell>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16372"/>
        </table:table-row>
        <table:table-row table:style-name="ro4">
          <table:table-cell office:value-type="string" calcext:value-type="string">
            <text:p>zmWcR-Mj2QQ</text:p>
          </table:table-cell>
          <table:table-cell/>
          <table:table-cell table:number-columns-repeated="6"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16372"/>
        </table:table-row>
        <table:table-row table:style-name="ro4">
          <table:table-cell office:value-type="string" calcext:value-type="string">
            <text:p>O_KjT2pRO8c</text:p>
          </table:table-cell>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16372"/>
        </table:table-row>
        <table:table-row table:style-name="ro4">
          <table:table-cell office:value-type="string" calcext:value-type="string">
            <text:p>TDq3-wmihw4</text:p>
          </table:table-cell>
          <table:table-cell/>
          <table:table-cell table:number-columns-repeated="10" table:style-name="ce7" office:value-type="float" office:value="0" calcext:value-type="float">
            <text:p>0</text:p>
          </table:table-cell>
          <table:table-cell table:number-columns-repeated="16372"/>
        </table:table-row>
        <table:table-row table:style-name="ro4">
          <table:table-cell office:value-type="string" calcext:value-type="string">
            <text:p>4gOMLNG6wUE</text:p>
          </table:table-cell>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16372"/>
        </table:table-row>
        <table:table-row table:style-name="ro4">
          <table:table-cell office:value-type="string" calcext:value-type="string">
            <text:p>czrgVVRPzJY</text:p>
          </table:table-cell>
          <table:table-cell/>
          <table:table-cell table:number-columns-repeated="10" table:style-name="ce7" office:value-type="float" office:value="0" calcext:value-type="float">
            <text:p>0</text:p>
          </table:table-cell>
          <table:table-cell table:number-columns-repeated="16372"/>
        </table:table-row>
        <table:table-row table:style-name="ro4">
          <table:table-cell office:value-type="string" calcext:value-type="string">
            <text:p>LmnRH4aWaug</text:p>
          </table:table-cell>
          <table:table-cell/>
          <table:table-cell table:number-columns-repeated="10" table:style-name="ce7" office:value-type="float" office:value="0" calcext:value-type="float">
            <text:p>0</text:p>
          </table:table-cell>
          <table:table-cell table:number-columns-repeated="16372"/>
        </table:table-row>
        <table:table-row table:style-name="ro4" table:number-rows-repeated="7">
          <table:table-cell table:number-columns-repeated="16384"/>
        </table:table-row>
        <table:table-row table:style-name="ro4">
          <table:table-cell table:number-columns-repeated="2"/>
          <table:table-cell table:formula="of:=ABS([.C3]-[.C23])" office:value-type="float" office:value="0" calcext:value-type="float">
            <text:p>0</text:p>
          </table:table-cell>
          <table:table-cell table:formula="of:=ABS([.D3]-[.D23])" office:value-type="float" office:value="0.355926369726119" calcext:value-type="float">
            <text:p>0.355926369726119</text:p>
          </table:table-cell>
          <table:table-cell table:formula="of:=ABS([.E3]-[.E23])" office:value-type="float" office:value="0.309326994441201" calcext:value-type="float">
            <text:p>0.309326994441201</text:p>
          </table:table-cell>
          <table:table-cell table:formula="of:=ABS([.F3]-[.F23])" office:value-type="float" office:value="0.365647415951622" calcext:value-type="float">
            <text:p>0.365647415951622</text:p>
          </table:table-cell>
          <table:table-cell table:formula="of:=ABS([.G3]-[.G23])" office:value-type="float" office:value="0.296078562941072" calcext:value-type="float">
            <text:p>0.296078562941072</text:p>
          </table:table-cell>
          <table:table-cell table:formula="of:=ABS([.H3]-[.H23])" office:value-type="float" office:value="0.545265745642835" calcext:value-type="float">
            <text:p>0.545265745642835</text:p>
          </table:table-cell>
          <table:table-cell table:formula="of:=ABS([.I3]-[.I23])" office:value-type="float" office:value="0.366163842787532" calcext:value-type="float">
            <text:p>0.366163842787532</text:p>
          </table:table-cell>
          <table:table-cell table:formula="of:=ABS([.J3]-[.J23])" office:value-type="float" office:value="0.51186527369011" calcext:value-type="float">
            <text:p>0.51186527369011</text:p>
          </table:table-cell>
          <table:table-cell table:formula="of:=ABS([.K3]-[.K23])" office:value-type="float" office:value="0.26729153904723" calcext:value-type="float">
            <text:p>0.26729153904723</text:p>
          </table:table-cell>
          <table:table-cell table:formula="of:=ABS([.L3]-[.L23])" office:value-type="float" office:value="0.605012082138411" calcext:value-type="float">
            <text:p>0.605012082138411</text:p>
          </table:table-cell>
          <table:table-cell table:number-columns-repeated="16372"/>
        </table:table-row>
        <table:table-row table:style-name="ro4">
          <table:table-cell table:number-columns-repeated="2"/>
          <table:table-cell table:formula="of:=ABS([.C4]-[.C24])" office:value-type="float" office:value="0" calcext:value-type="float">
            <text:p>0</text:p>
          </table:table-cell>
          <table:table-cell table:formula="of:=ABS([.D4]-[.D24])" office:value-type="float" office:value="0" calcext:value-type="float">
            <text:p>0</text:p>
          </table:table-cell>
          <table:table-cell table:formula="of:=ABS([.E4]-[.E24])" office:value-type="float" office:value="0.519298020004494" calcext:value-type="float">
            <text:p>0.519298020004494</text:p>
          </table:table-cell>
          <table:table-cell table:formula="of:=ABS([.F4]-[.F24])" office:value-type="float" office:value="0.592241520876276" calcext:value-type="float">
            <text:p>0.592241520876276</text:p>
          </table:table-cell>
          <table:table-cell table:formula="of:=ABS([.G4]-[.G24])" office:value-type="float" office:value="0.509857827103639" calcext:value-type="float">
            <text:p>0.509857827103639</text:p>
          </table:table-cell>
          <table:table-cell table:formula="of:=ABS([.H4]-[.H24])" office:value-type="float" office:value="0.353246434538885" calcext:value-type="float">
            <text:p>0.353246434538885</text:p>
          </table:table-cell>
          <table:table-cell table:formula="of:=ABS([.I4]-[.I24])" office:value-type="float" office:value="0.490541588506434" calcext:value-type="float">
            <text:p>0.490541588506434</text:p>
          </table:table-cell>
          <table:table-cell table:formula="of:=ABS([.J4]-[.J24])" office:value-type="float" office:value="0.36318180283953" calcext:value-type="float">
            <text:p>0.36318180283953</text:p>
          </table:table-cell>
          <table:table-cell table:formula="of:=ABS([.K4]-[.K24])" office:value-type="float" office:value="0.363442201420252" calcext:value-type="float">
            <text:p>0.363442201420252</text:p>
          </table:table-cell>
          <table:table-cell table:formula="of:=ABS([.L4]-[.L24])" office:value-type="float" office:value="0.398246280006532" calcext:value-type="float">
            <text:p>0.398246280006532</text:p>
          </table:table-cell>
          <table:table-cell table:number-columns-repeated="16372"/>
        </table:table-row>
        <table:table-row table:style-name="ro4">
          <table:table-cell table:number-columns-repeated="2"/>
          <table:table-cell table:formula="of:=ABS([.C5]-[.C25])" office:value-type="float" office:value="0" calcext:value-type="float">
            <text:p>0</text:p>
          </table:table-cell>
          <table:table-cell table:formula="of:=ABS([.D5]-[.D25])" office:value-type="float" office:value="0" calcext:value-type="float">
            <text:p>0</text:p>
          </table:table-cell>
          <table:table-cell table:formula="of:=ABS([.E5]-[.E25])" office:value-type="float" office:value="0" calcext:value-type="float">
            <text:p>0</text:p>
          </table:table-cell>
          <table:table-cell table:formula="of:=ABS([.F5]-[.F25])" office:value-type="float" office:value="0.376275501176139" calcext:value-type="float">
            <text:p>0.376275501176139</text:p>
          </table:table-cell>
          <table:table-cell table:formula="of:=ABS([.G5]-[.G25])" office:value-type="float" office:value="0.353960837562101" calcext:value-type="float">
            <text:p>0.353960837562101</text:p>
          </table:table-cell>
          <table:table-cell table:formula="of:=ABS([.H5]-[.H25])" office:value-type="float" office:value="0.31983039721859" calcext:value-type="float">
            <text:p>0.31983039721859</text:p>
          </table:table-cell>
          <table:table-cell table:formula="of:=ABS([.I5]-[.I25])" office:value-type="float" office:value="0.391449008876634" calcext:value-type="float">
            <text:p>0.391449008876634</text:p>
          </table:table-cell>
          <table:table-cell table:formula="of:=ABS([.J5]-[.J25])" office:value-type="float" office:value="0.33778342911721" calcext:value-type="float">
            <text:p>0.33778342911721</text:p>
          </table:table-cell>
          <table:table-cell table:formula="of:=ABS([.K5]-[.K25])" office:value-type="float" office:value="0.387251282363945" calcext:value-type="float">
            <text:p>0.387251282363945</text:p>
          </table:table-cell>
          <table:table-cell table:formula="of:=ABS([.L5]-[.L25])" office:value-type="float" office:value="0.391019375794276" calcext:value-type="float">
            <text:p>0.391019375794276</text:p>
          </table:table-cell>
          <table:table-cell table:number-columns-repeated="16372"/>
        </table:table-row>
        <table:table-row table:style-name="ro4">
          <table:table-cell table:number-columns-repeated="2"/>
          <table:table-cell table:formula="of:=ABS([.C6]-[.C26])" office:value-type="float" office:value="0" calcext:value-type="float">
            <text:p>0</text:p>
          </table:table-cell>
          <table:table-cell table:formula="of:=ABS([.D6]-[.D26])" office:value-type="float" office:value="0" calcext:value-type="float">
            <text:p>0</text:p>
          </table:table-cell>
          <table:table-cell table:formula="of:=ABS([.E6]-[.E26])" office:value-type="float" office:value="0" calcext:value-type="float">
            <text:p>0</text:p>
          </table:table-cell>
          <table:table-cell table:formula="of:=ABS([.F6]-[.F26])" office:value-type="float" office:value="0" calcext:value-type="float">
            <text:p>0</text:p>
          </table:table-cell>
          <table:table-cell table:formula="of:=ABS([.G6]-[.G26])" office:value-type="float" office:value="0.356326990165087" calcext:value-type="float">
            <text:p>0.356326990165087</text:p>
          </table:table-cell>
          <table:table-cell table:formula="of:=ABS([.H6]-[.H26])" office:value-type="float" office:value="0.366245859554129" calcext:value-type="float">
            <text:p>0.366245859554129</text:p>
          </table:table-cell>
          <table:table-cell table:formula="of:=ABS([.I6]-[.I26])" office:value-type="float" office:value="0.340974181896846" calcext:value-type="float">
            <text:p>0.340974181896846</text:p>
          </table:table-cell>
          <table:table-cell table:formula="of:=ABS([.J6]-[.J26])" office:value-type="float" office:value="0.369790180580734" calcext:value-type="float">
            <text:p>0.369790180580734</text:p>
          </table:table-cell>
          <table:table-cell table:formula="of:=ABS([.K6]-[.K26])" office:value-type="float" office:value="0.422456903941415" calcext:value-type="float">
            <text:p>0.422456903941415</text:p>
          </table:table-cell>
          <table:table-cell table:formula="of:=ABS([.L6]-[.L26])" office:value-type="float" office:value="0.407446515274433" calcext:value-type="float">
            <text:p>0.407446515274433</text:p>
          </table:table-cell>
          <table:table-cell table:number-columns-repeated="16372"/>
        </table:table-row>
        <table:table-row table:style-name="ro4">
          <table:table-cell table:number-columns-repeated="2"/>
          <table:table-cell table:formula="of:=ABS([.C7]-[.C27])" office:value-type="float" office:value="0" calcext:value-type="float">
            <text:p>0</text:p>
          </table:table-cell>
          <table:table-cell table:formula="of:=ABS([.D7]-[.D27])" office:value-type="float" office:value="0" calcext:value-type="float">
            <text:p>0</text:p>
          </table:table-cell>
          <table:table-cell table:formula="of:=ABS([.E7]-[.E27])" office:value-type="float" office:value="0" calcext:value-type="float">
            <text:p>0</text:p>
          </table:table-cell>
          <table:table-cell table:formula="of:=ABS([.F7]-[.F27])" office:value-type="float" office:value="0" calcext:value-type="float">
            <text:p>0</text:p>
          </table:table-cell>
          <table:table-cell table:formula="of:=ABS([.G7]-[.G27])" office:value-type="float" office:value="0" calcext:value-type="float">
            <text:p>0</text:p>
          </table:table-cell>
          <table:table-cell table:formula="of:=ABS([.H7]-[.H27])" office:value-type="float" office:value="0.286063611252056" calcext:value-type="float">
            <text:p>0.286063611252056</text:p>
          </table:table-cell>
          <table:table-cell table:formula="of:=ABS([.I7]-[.I27])" office:value-type="float" office:value="0.350914787184875" calcext:value-type="float">
            <text:p>0.350914787184875</text:p>
          </table:table-cell>
          <table:table-cell table:formula="of:=ABS([.J7]-[.J27])" office:value-type="float" office:value="0.247049441401985" calcext:value-type="float">
            <text:p>0.247049441401985</text:p>
          </table:table-cell>
          <table:table-cell table:formula="of:=ABS([.K7]-[.K27])" office:value-type="float" office:value="0.416090082003318" calcext:value-type="float">
            <text:p>0.416090082003318</text:p>
          </table:table-cell>
          <table:table-cell table:formula="of:=ABS([.L7]-[.L27])" office:value-type="float" office:value="0.261262269141597" calcext:value-type="float">
            <text:p>0.261262269141597</text:p>
          </table:table-cell>
          <table:table-cell table:number-columns-repeated="16372"/>
        </table:table-row>
        <table:table-row table:style-name="ro4">
          <table:table-cell table:number-columns-repeated="2"/>
          <table:table-cell table:formula="of:=ABS([.C8]-[.C28])" office:value-type="float" office:value="0" calcext:value-type="float">
            <text:p>0</text:p>
          </table:table-cell>
          <table:table-cell table:formula="of:=ABS([.D8]-[.D28])" office:value-type="float" office:value="0" calcext:value-type="float">
            <text:p>0</text:p>
          </table:table-cell>
          <table:table-cell table:formula="of:=ABS([.E8]-[.E28])" office:value-type="float" office:value="0" calcext:value-type="float">
            <text:p>0</text:p>
          </table:table-cell>
          <table:table-cell table:formula="of:=ABS([.F8]-[.F28])" office:value-type="float" office:value="0" calcext:value-type="float">
            <text:p>0</text:p>
          </table:table-cell>
          <table:table-cell table:formula="of:=ABS([.G8]-[.G28])" office:value-type="float" office:value="0" calcext:value-type="float">
            <text:p>0</text:p>
          </table:table-cell>
          <table:table-cell table:formula="of:=ABS([.H8]-[.H28])" office:value-type="float" office:value="0" calcext:value-type="float">
            <text:p>0</text:p>
          </table:table-cell>
          <table:table-cell table:formula="of:=ABS([.I8]-[.I28])" office:value-type="float" office:value="0.347519043405867" calcext:value-type="float">
            <text:p>0.347519043405867</text:p>
          </table:table-cell>
          <table:table-cell table:formula="of:=ABS([.J8]-[.J28])" office:value-type="float" office:value="0.200939910116222" calcext:value-type="float">
            <text:p>0.200939910116222</text:p>
          </table:table-cell>
          <table:table-cell table:formula="of:=ABS([.K8]-[.K28])" office:value-type="float" office:value="0.301403828714753" calcext:value-type="float">
            <text:p>0.301403828714753</text:p>
          </table:table-cell>
          <table:table-cell table:formula="of:=ABS([.L8]-[.L28])" office:value-type="float" office:value="0.146784368772174" calcext:value-type="float">
            <text:p>0.146784368772174</text:p>
          </table:table-cell>
          <table:table-cell table:number-columns-repeated="16372"/>
        </table:table-row>
        <table:table-row table:style-name="ro4">
          <table:table-cell table:number-columns-repeated="2"/>
          <table:table-cell table:formula="of:=ABS([.C9]-[.C29])" office:value-type="float" office:value="0" calcext:value-type="float">
            <text:p>0</text:p>
          </table:table-cell>
          <table:table-cell table:formula="of:=ABS([.D9]-[.D29])" office:value-type="float" office:value="0" calcext:value-type="float">
            <text:p>0</text:p>
          </table:table-cell>
          <table:table-cell table:formula="of:=ABS([.E9]-[.E29])" office:value-type="float" office:value="0" calcext:value-type="float">
            <text:p>0</text:p>
          </table:table-cell>
          <table:table-cell table:formula="of:=ABS([.F9]-[.F29])" office:value-type="float" office:value="0" calcext:value-type="float">
            <text:p>0</text:p>
          </table:table-cell>
          <table:table-cell table:formula="of:=ABS([.G9]-[.G29])" office:value-type="float" office:value="0" calcext:value-type="float">
            <text:p>0</text:p>
          </table:table-cell>
          <table:table-cell table:formula="of:=ABS([.H9]-[.H29])" office:value-type="float" office:value="0" calcext:value-type="float">
            <text:p>0</text:p>
          </table:table-cell>
          <table:table-cell table:formula="of:=ABS([.I9]-[.I29])" office:value-type="float" office:value="0" calcext:value-type="float">
            <text:p>0</text:p>
          </table:table-cell>
          <table:table-cell table:formula="of:=ABS([.J9]-[.J29])" office:value-type="float" office:value="0.322067184425117" calcext:value-type="float">
            <text:p>0.322067184425117</text:p>
          </table:table-cell>
          <table:table-cell table:formula="of:=ABS([.K9]-[.K29])" office:value-type="float" office:value="0.438490310254375" calcext:value-type="float">
            <text:p>0.438490310254375</text:p>
          </table:table-cell>
          <table:table-cell table:formula="of:=ABS([.L9]-[.L29])" office:value-type="float" office:value="0.396637809127972" calcext:value-type="float">
            <text:p>0.396637809127972</text:p>
          </table:table-cell>
          <table:table-cell table:number-columns-repeated="16372"/>
        </table:table-row>
        <table:table-row table:style-name="ro4">
          <table:table-cell table:number-columns-repeated="2"/>
          <table:table-cell table:formula="of:=ABS([.C10]-[.C30])" office:value-type="float" office:value="0" calcext:value-type="float">
            <text:p>0</text:p>
          </table:table-cell>
          <table:table-cell table:formula="of:=ABS([.D10]-[.D30])" office:value-type="float" office:value="0" calcext:value-type="float">
            <text:p>0</text:p>
          </table:table-cell>
          <table:table-cell table:formula="of:=ABS([.E10]-[.E30])" office:value-type="float" office:value="0" calcext:value-type="float">
            <text:p>0</text:p>
          </table:table-cell>
          <table:table-cell table:formula="of:=ABS([.F10]-[.F30])" office:value-type="float" office:value="0" calcext:value-type="float">
            <text:p>0</text:p>
          </table:table-cell>
          <table:table-cell table:formula="of:=ABS([.G10]-[.G30])" office:value-type="float" office:value="0" calcext:value-type="float">
            <text:p>0</text:p>
          </table:table-cell>
          <table:table-cell table:formula="of:=ABS([.H10]-[.H30])" office:value-type="float" office:value="0" calcext:value-type="float">
            <text:p>0</text:p>
          </table:table-cell>
          <table:table-cell table:formula="of:=ABS([.I10]-[.I30])" office:value-type="float" office:value="0" calcext:value-type="float">
            <text:p>0</text:p>
          </table:table-cell>
          <table:table-cell table:formula="of:=ABS([.J10]-[.J30])" office:value-type="float" office:value="0" calcext:value-type="float">
            <text:p>0</text:p>
          </table:table-cell>
          <table:table-cell table:formula="of:=ABS([.K10]-[.K30])" office:value-type="float" office:value="0.279731186022884" calcext:value-type="float">
            <text:p>0.279731186022884</text:p>
          </table:table-cell>
          <table:table-cell table:formula="of:=ABS([.L10]-[.L30])" office:value-type="float" office:value="0.202832033410329" calcext:value-type="float">
            <text:p>0.202832033410329</text:p>
          </table:table-cell>
          <table:table-cell table:number-columns-repeated="16372"/>
        </table:table-row>
        <table:table-row table:style-name="ro4">
          <table:table-cell table:number-columns-repeated="2"/>
          <table:table-cell table:formula="of:=ABS([.C11]-[.C31])" office:value-type="float" office:value="0" calcext:value-type="float">
            <text:p>0</text:p>
          </table:table-cell>
          <table:table-cell table:formula="of:=ABS([.D11]-[.D31])" office:value-type="float" office:value="0" calcext:value-type="float">
            <text:p>0</text:p>
          </table:table-cell>
          <table:table-cell table:formula="of:=ABS([.E11]-[.E31])" office:value-type="float" office:value="0" calcext:value-type="float">
            <text:p>0</text:p>
          </table:table-cell>
          <table:table-cell table:formula="of:=ABS([.F11]-[.F31])" office:value-type="float" office:value="0" calcext:value-type="float">
            <text:p>0</text:p>
          </table:table-cell>
          <table:table-cell table:formula="of:=ABS([.G11]-[.G31])" office:value-type="float" office:value="0" calcext:value-type="float">
            <text:p>0</text:p>
          </table:table-cell>
          <table:table-cell table:formula="of:=ABS([.H11]-[.H31])" office:value-type="float" office:value="0" calcext:value-type="float">
            <text:p>0</text:p>
          </table:table-cell>
          <table:table-cell table:formula="of:=ABS([.I11]-[.I31])" office:value-type="float" office:value="0" calcext:value-type="float">
            <text:p>0</text:p>
          </table:table-cell>
          <table:table-cell table:formula="of:=ABS([.J11]-[.J31])" office:value-type="float" office:value="0" calcext:value-type="float">
            <text:p>0</text:p>
          </table:table-cell>
          <table:table-cell table:formula="of:=ABS([.K11]-[.K31])" office:value-type="float" office:value="0" calcext:value-type="float">
            <text:p>0</text:p>
          </table:table-cell>
          <table:table-cell table:formula="of:=ABS([.L11]-[.L31])" office:value-type="float" office:value="0.327213234054181" calcext:value-type="float">
            <text:p>0.327213234054181</text:p>
          </table:table-cell>
          <table:table-cell table:number-columns-repeated="16372"/>
        </table:table-row>
        <table:table-row table:style-name="ro4">
          <table:table-cell table:number-columns-repeated="2"/>
          <table:table-cell table:formula="of:=ABS([.C12]-[.C32])" office:value-type="float" office:value="0" calcext:value-type="float">
            <text:p>0</text:p>
          </table:table-cell>
          <table:table-cell table:formula="of:=ABS([.D12]-[.D32])" office:value-type="float" office:value="0" calcext:value-type="float">
            <text:p>0</text:p>
          </table:table-cell>
          <table:table-cell table:formula="of:=ABS([.E12]-[.E32])" office:value-type="float" office:value="0" calcext:value-type="float">
            <text:p>0</text:p>
          </table:table-cell>
          <table:table-cell table:formula="of:=ABS([.F12]-[.F32])" office:value-type="float" office:value="0" calcext:value-type="float">
            <text:p>0</text:p>
          </table:table-cell>
          <table:table-cell table:formula="of:=ABS([.G12]-[.G32])" office:value-type="float" office:value="0" calcext:value-type="float">
            <text:p>0</text:p>
          </table:table-cell>
          <table:table-cell table:formula="of:=ABS([.H12]-[.H32])" office:value-type="float" office:value="0" calcext:value-type="float">
            <text:p>0</text:p>
          </table:table-cell>
          <table:table-cell table:formula="of:=ABS([.I12]-[.I32])" office:value-type="float" office:value="0" calcext:value-type="float">
            <text:p>0</text:p>
          </table:table-cell>
          <table:table-cell table:formula="of:=ABS([.J12]-[.J32])" office:value-type="float" office:value="0" calcext:value-type="float">
            <text:p>0</text:p>
          </table:table-cell>
          <table:table-cell table:formula="of:=ABS([.K12]-[.K32])" office:value-type="float" office:value="0" calcext:value-type="float">
            <text:p>0</text:p>
          </table:table-cell>
          <table:table-cell table:formula="of:=ABS([.L12]-[.L32])" office:value-type="float" office:value="0" calcext:value-type="float">
            <text:p>0</text:p>
          </table:table-cell>
          <table:table-cell table:number-columns-repeated="16372"/>
        </table:table-row>
        <table:table-row table:style-name="ro4">
          <table:table-cell table:number-columns-repeated="2"/>
          <table:table-cell table:formula="of:=SUM([.C40:.C49])" office:value-type="float" office:value="0" calcext:value-type="float">
            <text:p>0</text:p>
          </table:table-cell>
          <table:table-cell table:formula="of:=SUM([.D40:.D49])" office:value-type="float" office:value="0.355926369726119" calcext:value-type="float">
            <text:p>0.355926369726119</text:p>
          </table:table-cell>
          <table:table-cell table:formula="of:=SUM([.E40:.E49])" office:value-type="float" office:value="0.828625014445695" calcext:value-type="float">
            <text:p>0.828625014445695</text:p>
          </table:table-cell>
          <table:table-cell table:formula="of:=SUM([.F40:.F49])" office:value-type="float" office:value="1.33416443800404" calcext:value-type="float">
            <text:p>1.33416443800404</text:p>
          </table:table-cell>
          <table:table-cell table:formula="of:=SUM([.G40:.G49])" office:value-type="float" office:value="1.5162242177719" calcext:value-type="float">
            <text:p>1.5162242177719</text:p>
          </table:table-cell>
          <table:table-cell table:formula="of:=SUM([.H40:.H49])" office:value-type="float" office:value="1.8706520482065" calcext:value-type="float">
            <text:p>1.8706520482065</text:p>
          </table:table-cell>
          <table:table-cell table:formula="of:=SUM([.I40:.I49])" office:value-type="float" office:value="2.28756245265819" calcext:value-type="float">
            <text:p>2.28756245265819</text:p>
          </table:table-cell>
          <table:table-cell table:formula="of:=SUM([.J40:.J49])" office:value-type="float" office:value="2.35267722217091" calcext:value-type="float">
            <text:p>2.35267722217091</text:p>
          </table:table-cell>
          <table:table-cell table:formula="of:=SUM([.K40:.K49])" office:value-type="float" office:value="2.87615733376817" calcext:value-type="float">
            <text:p>2.87615733376817</text:p>
          </table:table-cell>
          <table:table-cell table:formula="of:=SUM([.L40:.L49])" office:value-type="float" office:value="3.1364539677199" calcext:value-type="float">
            <text:p>3.1364539677199</text:p>
          </table:table-cell>
          <table:table-cell table:formula="of:=SUM([.C50:.L50])" office:value-type="float" office:value="16.5584430644714" calcext:value-type="float">
            <text:p>16.5584430644714</text:p>
          </table:table-cell>
          <table:table-cell table:number-columns-repeated="16371"/>
        </table:table-row>
        <calcext:conditional-formats>
          <calcext:conditional-format calcext:target-range-address="similarity_mat.C3:similarity_mat.L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similarity_mat.C23:similarity_mat.L3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18:04:36.60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21T19:39:41.121000000</dc:date>
    <meta:editing-duration>PT13M50S</meta:editing-duration>
    <meta:editing-cycles>2</meta:editing-cycles>
    <meta:generator>LibreOffice/24.8.2.1$Windows_X86_64 LibreOffice_project/0f794b6e29741098670a3b95d60478a65d05ef13</meta:generator>
    <meta:document-statistic meta:table-count="1" meta:cell-count="371" meta:object-count="0"/>
  </office:meta>
</office:document-meta>
</file>